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8736in" fo:margin-left="0.0563in" table:align="left"/>
    </style:style>
    <style:style style:name="Table1.A" style:family="table-column">
      <style:table-column-properties style:column-width="6.8736in"/>
    </style:style>
    <style:style style:name="Table1.A1" style:family="table-cell">
      <style:table-cell-properties fo:background-color="#5983b0" fo:padding="0.0382in" fo:border="2pt solid #000000" style:writing-mode="page">
        <style:background-image/>
      </style:table-cell-properties>
    </style:style>
    <style:style style:name="Table1.2" style:family="table-row">
      <style:table-row-properties style:min-row-height="0.35in"/>
    </style:style>
    <style:style style:name="Table1.A2" style:family="table-cell">
      <style:table-cell-properties fo:background-color="#729fcf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Table1.A3" style:family="table-cell">
      <style:table-cell-properties fo:background-color="#b4c7dc" fo:padding="0.0382in" fo:border-left="2pt solid #000000" fo:border-right="2pt solid #000000" fo:border-top="none" fo:border-bottom="2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544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75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officeooo:paragraph-rsid="00071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c72" officeooo:paragraph-rsid="00075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paragraph-rsid="000544b2"/>
    </style:style>
    <style:style style:name="P7" style:family="paragraph" style:parent-style-name="Table_20_Contents">
      <style:paragraph-properties fo:text-align="start" style:justify-single-word="false"/>
      <style:text-properties officeooo:paragraph-rsid="0006b3c9"/>
    </style:style>
    <style:style style:name="T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4fa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b3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5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0715bf"/>
    </style:style>
    <style:style style:name="T6" style:family="text">
      <style:text-properties officeooo:rsid="00075c7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--------------------------------------------------------------------------------------------------------------------------</text:p>
            <text:p text:style-name="P4"/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2" office:value-type="string">
            <text:p text:style-name="P1">--------------------------------------------------------------------------------------------------------------------------</text:p>
            <text:p text:style-name="P6"><text:span text:style-name="T3">-f</text:span><text:span text:style-name="T4">leetOfShips</text:span><text:span text:style-name="T3"> : </text:span><text:span text:style-name="T4">ArrayList&lt;BattleShipShip&gt;</text:span></text:p>
            <text:p text:style-name="P3">--------------------------------------------------------------------------------------------------------------------------</text:p>
            <text:p text:style-name="P3">-<text:span text:style-name="T6">liveShipCount : int</text:span></text:p>
            <text:p text:style-name="P1">--------------------------------------------------------------------------------------------------------------------------</text:p>
          </table:table-cell>
        </table:table-row>
        <table:table-row table:style-name="Table1.2">
          <table:table-cell table:style-name="Table1.A3" office:value-type="string">
            <text:p text:style-name="P1">--------------------------------------------------------------------------------------------------------------------------</text:p>
            <text:p text:style-name="P6"><text:span text:style-name="T3">+</text:span><text:span text:style-name="T1">moveShipIncrementally</text:span><text:span text:style-name="T2">(_</text:span><text:span text:style-name="T4">rowInc : int, _columnInc : int, type : int</text:span><text:span text:style-name="T3">)</text:span><text:span text:style-name="T2"> : v</text:span><text:span text:style-name="T4">oid</text:span></text:p>
            <text:p text:style-name="P1">--------------------------------------------------------------------------------------------------------------------------</text:p>
            <text:p text:style-name="P7"><text:span text:style-name="T2">+moveShip(_</text:span><text:span text:style-name="T4">row : int, _column : int, _type : String)</text:span><text:span text:style-name="T2"> : v</text:span><text:span text:style-name="T4">oid</text:span></text:p>
            <text:p text:style-name="P1">--------------------------------------------------------------------------------------------------------------------------</text:p>
            <text:p text:style-name="P6"><text:span text:style-name="T3">+randomizeShips() : v</text:span><text:span text:style-name="T4">oid</text:span></text:p>
            <text:p text:style-name="P3">--------------------------------------------------------------------------------------------------------------------------</text:p>
            <text:p text:style-name="P5">+throwAllPositionUpdateEvents() : void</text:p>
            <text:p text:style-name="P3">--------------------------------------------------------------------------------------------------------------------------</text:p>
            <text:p text:style-name="P5">+receiveFire(_coordinate : Coordinate) : boolean</text:p>
            <text:p text:style-name="P1">-------------------------------------------------------------------------------------------------------------------------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8T19:03:46.523456270</meta:creation-date>
    <dc:date>2019-12-02T13:31:28.694947389</dc:date>
    <meta:editing-duration>PT28M30S</meta:editing-duration>
    <meta:editing-cycles>5</meta:editing-cycles>
    <meta:generator>LibreOffice/6.3.2.2$Linux_X86_64 LibreOffice_project/30$Build-2</meta:generator>
    <meta:document-statistic meta:table-count="1" meta:image-count="0" meta:object-count="0" meta:page-count="1" meta:paragraph-count="18" meta:word-count="50" meta:character-count="1646" meta:non-whitespace-character-count="1614"/>
  </office:meta>
</office:document-meta>
</file>